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3aa7" officeooo:paragraph-rsid="000f3a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><text:tab/>WHILE(CURRENT_STEP.STEP_NUMB &lt; CURRENT-&gt;PART.STEPS[COUNT])</text:p>
      <text:p text:style-name="P1"><text:tab/><text:tab/><text:tab/><text:tab/>{</text:p>
      <text:p text:style-name="P1"><text:tab/><text:tab/><text:tab/><text:tab/><text:tab/></text:p>
      <text:p text:style-name="P1"><text:tab/><text:tab/><text:tab/><text:tab/><text:tab/>IF(!CURRENT_STEP.NEXT_STEP)</text:p>
      <text:p text:style-name="P1"><text:tab/><text:tab/><text:tab/><text:tab/><text:tab/>{</text:p>
      <text:p text:style-name="P1"><text:tab/><text:tab/><text:tab/><text:tab/><text:tab/><text:tab/>CURRENT_STEP.NEXT_STEP = NEW STEP_NODE;</text:p>
      <text:p text:style-name="P1"><text:tab/><text:tab/><text:tab/><text:tab/><text:tab/>}</text:p>
      <text:p text:style-name="P1"><text:tab/><text:tab/><text:tab/><text:tab/><text:tab/>CURRENT_STEP = CURENT_STEP.NEXT_STEP;</text:p>
      <text:p text:style-name="P1"><text:tab/><text:tab/><text:tab/><text:tab/>}</text:p>
      <text:p text:style-name="P1"/>
      <text:p text:style-name="P1">CURRENT_STEP.PART_NUMBER = new int[current_step.part_count];</text:p>
      <text:p text:style-name="P1"><text:tab/><text:tab/><text:tab/><text:tab/>current_step.part_number[current_step.part_count] = convert;</text:p>
      <text:p text:style-name="P1"><text:tab/><text:tab/><text:tab/><text:tab/>current_step.part_count++;</text:p>
      <text:p text:style-name="P1"><text:tab/><text:tab/></text:p>
      <text:p text:style-name="P1"/>
      <text:p text:style-name="P1"/>
      <text:p text:style-name="P1">#include "DIY.h"</text:p>
      <text:p text:style-name="P1">#include &lt;cstring&gt;</text:p>
      <text:p text:style-name="P1">#include &lt;iostream&gt;</text:p>
      <text:p text:style-name="P1">#include &lt;fstream&gt;</text:p>
      <text:p text:style-name="P1"/>
      <text:p text:style-name="P1"/>
      <text:p text:style-name="P1">using namespace std;</text:p>
      <text:p text:style-name="P1"/>
      <text:p text:style-name="P1"/>
      <text:p text:style-name="P1">step::step()</text:p>
      <text:p text:style-name="P1">{</text:p>
      <text:p text:style-name="P1"><text:tab/>int step_number = 0;</text:p>
      <text:p text:style-name="P1"><text:tab/>int part_count = 0;</text:p>
      <text:p text:style-name="P1"><text:tab/>part_number = NULL;</text:p>
      <text:p text:style-name="P1">}</text:p>
      <text:p text:style-name="P1"/>
      <text:p text:style-name="P1">PARTS::PARTS()</text:p>
      <text:p text:style-name="P1">{</text:p>
      <text:p text:style-name="P1"><text:tab/>INT PART_NUMBER = 0;</text:p>
      <text:p text:style-name="P1"><text:tab/>INT QUANTITY = 0;</text:p>
      <text:p text:style-name="P1"><text:tab/>INT NUMB_STEPS = 0;</text:p>
      <text:p text:style-name="P1"><text:tab/>DESCRIPTION = NULL;</text:p>
      <text:p text:style-name="P1"><text:tab/></text:p>
      <text:p text:style-name="P1"/>
      <text:p text:style-name="P1"/>
      <text:p text:style-name="P1">}</text:p>
      <text:p text:style-name="P1">DIY::DIY()</text:p>
      <text:p text:style-name="P1">{<text:tab/><text:tab/></text:p>
      <text:p text:style-name="P1"><text:tab/></text:p>
      <text:p text:style-name="P1"><text:tab/><text:tab/>PART_HEAD = NEW NODE;</text:p>
      <text:p text:style-name="P1"><text:tab/><text:tab/>NODE * CURRENT;</text:p>
      <text:p text:style-name="P1"><text:tab/><text:tab/>CURRENT = PART_HEAD;</text:p>
      <text:p text:style-name="P1"><text:soft-page-break/><text:tab/><text:tab/>CHAR TEMP[256];</text:p>
      <text:p text:style-name="P1"><text:tab/><text:tab/>INT CONVERT;</text:p>
      <text:p text:style-name="P1"><text:tab/><text:tab/>INT LENGTH = 0;</text:p>
      <text:p text:style-name="P1"><text:tab/><text:tab/>PART_TAIL = NEW NODE;</text:p>
      <text:p text:style-name="P1"><text:tab/><text:tab/>STEP_HEAD = NEW STEP_NODE;</text:p>
      <text:p text:style-name="P1"><text:tab/><text:tab/>NODE * CURRENT_STEP;</text:p>
      <text:p text:style-name="P1"><text:tab/><text:tab/>CURRENT_STEP = STEP_HEAD;</text:p>
      <text:p text:style-name="P1"><text:tab/><text:tab/>CURRENT_STEP.NEXT_STEP = NEW STEP_NODE;</text:p>
      <text:p text:style-name="P1"><text:tab/><text:tab/></text:p>
      <text:p text:style-name="P1"><text:tab/></text:p>
      <text:p text:style-name="P1"><text:tab/><text:tab/></text:p>
      <text:p text:style-name="P1"><text:tab/><text:tab/></text:p>
      <text:p text:style-name="P1"/>
      <text:p text:style-name="P1"><text:tab/>IFSTREAM PART_LIST("PARTS.TXT");</text:p>
      <text:p text:style-name="P1"><text:tab/>WHILE (PART_LIST)</text:p>
      <text:p text:style-name="P1"><text:tab/>{</text:p>
      <text:p text:style-name="P1"><text:tab/><text:tab/></text:p>
      <text:p text:style-name="P1"/>
      <text:p text:style-name="P1"/>
      <text:p text:style-name="P1"><text:tab/><text:tab/>WHILE (PART_LIST.EOF() == FALSE)</text:p>
      <text:p text:style-name="P1"><text:tab/><text:tab/>{</text:p>
      <text:p text:style-name="P1"><text:tab/><text:tab/></text:p>
      <text:p text:style-name="P1"><text:tab/><text:tab/><text:tab/>PART_LIST.GETLINE(TEMP, 256, ':');</text:p>
      <text:p text:style-name="P1"><text:tab/><text:tab/><text:tab/>LENGTH = PART_LIST.GCOUNT() - 1;</text:p>
      <text:p text:style-name="P1"><text:tab/><text:tab/><text:tab/>FOR (INT I = 0; I &lt; LENGTH; I++)</text:p>
      <text:p text:style-name="P1"><text:tab/><text:tab/><text:tab/>{</text:p>
      <text:p text:style-name="P1"><text:tab/><text:tab/><text:tab/><text:tab/>CONVERT = CONVERT * 10 + (TEMP[I] - 48);</text:p>
      <text:p text:style-name="P1"><text:tab/><text:tab/><text:tab/>}</text:p>
      <text:p text:style-name="P1"><text:tab/><text:tab/><text:tab/>CURRENT-&gt;PART.PART_NUMBER = CONVERT;</text:p>
      <text:p text:style-name="P1"/>
      <text:p text:style-name="P1"><text:tab/><text:tab/><text:tab/>PART_LIST.GETLINE(TEMP, 256, ':');</text:p>
      <text:p text:style-name="P1"><text:tab/><text:tab/><text:tab/>LENGTH = PART_LIST.GCOUNT();</text:p>
      <text:p text:style-name="P1"><text:tab/><text:tab/><text:tab/>CURRENT-&gt;PART.DESCRIPTION = NEW CHAR[LENGTH];</text:p>
      <text:p text:style-name="P1"><text:tab/><text:tab/><text:tab/>STRCPY(CURRENT-&gt;PART.DESCRIPTION, TEMP);</text:p>
      <text:p text:style-name="P1"/>
      <text:p text:style-name="P1"><text:tab/><text:tab/><text:tab/>CONVERT = 0;</text:p>
      <text:p text:style-name="P1"><text:tab/><text:tab/><text:tab/>LENGTH = 0;</text:p>
      <text:p text:style-name="P1"><text:tab/><text:tab/><text:tab/>PART_LIST.GETLINE(TEMP, 256, ':');</text:p>
      <text:p text:style-name="P1"><text:tab/><text:tab/><text:tab/>LENGTH = PART_LIST.GCOUNT();</text:p>
      <text:p text:style-name="P1"><text:tab/><text:tab/><text:tab/>FOR (INT I = 0; I &lt; LENGTH; I++)</text:p>
      <text:p text:style-name="P1"><text:tab/><text:tab/><text:tab/>{</text:p>
      <text:p text:style-name="P1"><text:tab/><text:tab/><text:tab/><text:tab/>CONVERT = CONVERT * 10 + (TEMP[I] - 48);</text:p>
      <text:p text:style-name="P1"><text:tab/><text:tab/><text:tab/>}</text:p>
      <text:p text:style-name="P1"><text:tab/><text:tab/><text:tab/>CURRENT-&gt;PART.QUANTITY = CONVERT;</text:p>
      <text:p text:style-name="P1"/>
      <text:p text:style-name="P1"><text:tab/><text:tab/><text:tab/>CONVERT = 0;</text:p>
      <text:p text:style-name="P1"><text:tab/><text:tab/><text:tab/>LENGTH = 0;</text:p>
      <text:p text:style-name="P1"><text:tab/><text:tab/><text:tab/>PART_LIST.GETLINE(TEMP, 256, ' ');</text:p>
      <text:p text:style-name="P1"><text:tab/><text:tab/><text:tab/>LENGTH = PART_LIST.GCOUNT() - 1;</text:p>
      <text:p text:style-name="P1"><text:soft-page-break/><text:tab/><text:tab/><text:tab/>FOR (INT I = 0; I &lt; LENGTH; I++)</text:p>
      <text:p text:style-name="P1"><text:tab/><text:tab/><text:tab/>{</text:p>
      <text:p text:style-name="P1"><text:tab/><text:tab/><text:tab/><text:tab/>CONVERT = CONVERT * 10 + (TEMP[I] - 48);</text:p>
      <text:p text:style-name="P1"><text:tab/><text:tab/><text:tab/>}</text:p>
      <text:p text:style-name="P1"><text:tab/><text:tab/><text:tab/>CURRENT-&gt;PART.NUMB_STEPS = CONVERT;</text:p>
      <text:p text:style-name="P1"><text:tab/><text:tab/><text:tab/>PART_LIST.GETLINE(TEMP, 256, ':');</text:p>
      <text:p text:style-name="P1"/>
      <text:p text:style-name="P1"><text:tab/><text:tab/><text:tab/>BOOL MORE = TRUE;</text:p>
      <text:p text:style-name="P1"><text:tab/><text:tab/><text:tab/></text:p>
      <text:p text:style-name="P1"><text:tab/><text:tab/><text:tab/></text:p>
      <text:p text:style-name="P1"><text:tab/><text:tab/><text:tab/>FOR (INT COUNT = 0; COUNT &lt; CURRENT-&gt;PART.NUMB_STEPS; COUNT++)</text:p>
      <text:p text:style-name="P1"><text:tab/><text:tab/><text:tab/>{</text:p>
      <text:p text:style-name="P1"><text:tab/><text:tab/><text:tab/><text:tab/>CONVERT = 0;</text:p>
      <text:p text:style-name="P1"><text:tab/><text:tab/><text:tab/><text:tab/>LENGTH = 0;</text:p>
      <text:p text:style-name="P1"><text:tab/><text:tab/><text:tab/><text:tab/>PART_LIST.GETLINE(TEMP, 2, ':');</text:p>
      <text:p text:style-name="P1"><text:tab/><text:tab/><text:tab/><text:tab/>LENGTH = PART_LIST.GCOUNT() - 1;</text:p>
      <text:p text:style-name="P1"><text:tab/><text:tab/><text:tab/><text:tab/>FOR (INT I = 0; I &lt; LENGTH; I++)</text:p>
      <text:p text:style-name="P1"><text:tab/><text:tab/><text:tab/><text:tab/>{</text:p>
      <text:p text:style-name="P1"><text:tab/><text:tab/><text:tab/><text:tab/><text:tab/>CONVERT = CONVERT * 10 + (TEMP[I]-48);</text:p>
      <text:p text:style-name="P1"><text:tab/><text:tab/><text:tab/><text:tab/>}</text:p>
      <text:p text:style-name="P1"><text:tab/><text:tab/><text:tab/><text:tab/>CURRENT-&gt;PART.STEPS[COUNT] = CONVERT;</text:p>
      <text:p text:style-name="P1"/>
      <text:p text:style-name="P1"><text:tab/><text:tab/><text:tab/><text:tab/>WHILE(CURRENT_STEP.STEP_NUMB &lt; CURRENT-&gt;PART.STEPS[COUNT])</text:p>
      <text:p text:style-name="P1"><text:tab/><text:tab/><text:tab/><text:tab/>{</text:p>
      <text:p text:style-name="P1"><text:tab/><text:tab/><text:tab/><text:tab/><text:tab/></text:p>
      <text:p text:style-name="P1"><text:tab/><text:tab/><text:tab/><text:tab/><text:tab/>IF(!CURRENT_STEP.NEXT_STEP)</text:p>
      <text:p text:style-name="P1"><text:tab/><text:tab/><text:tab/><text:tab/><text:tab/>{</text:p>
      <text:p text:style-name="P1"><text:tab/><text:tab/><text:tab/><text:tab/><text:tab/><text:tab/>CURRENT_STEP.NEXT_STEP = NEW STEP_NODE;</text:p>
      <text:p text:style-name="P1"><text:tab/><text:tab/><text:tab/><text:tab/><text:tab/>}</text:p>
      <text:p text:style-name="P1"><text:tab/><text:tab/><text:tab/><text:tab/><text:tab/>CURRENT_STEP = CURENT_STEP.NEXT_STEP;</text:p>
      <text:p text:style-name="P1"><text:tab/><text:tab/><text:tab/><text:tab/>}</text:p>
      <text:p text:style-name="P1"><text:tab/><text:tab/><text:tab/><text:tab/></text:p>
      <text:p text:style-name="P1"><text:tab/><text:tab/><text:tab/><text:tab/></text:p>
      <text:p text:style-name="P1"><text:tab/><text:tab/><text:tab/><text:tab/>CURRENT_STEP.PART_NUMBER = new int[current_step.part_count];</text:p>
      <text:p text:style-name="P1"><text:tab/><text:tab/><text:tab/><text:tab/>current_step.part_number[current_step.part_count] = convert;</text:p>
      <text:p text:style-name="P1"><text:tab/><text:tab/><text:tab/><text:tab/>current_step.part_count++;</text:p>
      <text:p text:style-name="P1"><text:tab/><text:tab/></text:p>
      <text:p text:style-name="P1"><text:tab/><text:tab/><text:tab/>}</text:p>
      <text:p text:style-name="P1"><text:tab/><text:tab/><text:tab/>PART_TAIL = CURRENT;</text:p>
      <text:p text:style-name="P1"><text:tab/><text:tab/><text:tab/>CURRENT-&gt;NEXT = NEW NODE;</text:p>
      <text:p text:style-name="P1"><text:tab/><text:tab/><text:tab/>CURRENT = CURRENT-&gt;NEXT;</text:p>
      <text:p text:style-name="P1"><text:tab/><text:tab/><text:tab/></text:p>
      <text:p text:style-name="P1"><text:tab/><text:tab/>}</text:p>
      <text:p text:style-name="P1"><text:tab/><text:tab/></text:p>
      <text:p text:style-name="P1"><text:tab/><text:tab/></text:p>
      <text:p text:style-name="P1"/>
      <text:p text:style-name="P1"/>
      <text:p text:style-name="P1"><text:soft-page-break/><text:tab/>}</text:p>
      <text:p text:style-name="P1"><text:tab/></text:p>
      <text:p text:style-name="P1"><text:tab/></text:p>
      <text:p text:style-name="P1"/>
      <text:p text:style-name="P1">}</text:p>
      <text:p text:style-name="P1"/>
      <text:p text:style-name="P1">DIY::~DIY()</text:p>
      <text:p text:style-name="P1">{</text:p>
      <text:p text:style-name="P1"><text:tab/></text:p>
      <text:p text:style-name="P1"><text:tab/>NODE *CURRENT;</text:p>
      <text:p text:style-name="P1"><text:tab/>CURRENT = NEW NODE;</text:p>
      <text:p text:style-name="P1"><text:tab/>NODE *TEMP;</text:p>
      <text:p text:style-name="P1"><text:tab/>TEMP = NEW NODE;</text:p>
      <text:p text:style-name="P1"><text:tab/>CURRENT = PART_HEAD;</text:p>
      <text:p text:style-name="P1"><text:tab/>DELETE PART_HEAD;</text:p>
      <text:p text:style-name="P1"><text:tab/></text:p>
      <text:p text:style-name="P1"/>
      <text:p text:style-name="P1">}</text:p>
      <text:p text:style-name="P1"/>
      <text:p text:style-name="P1"/>
      <text:p text:style-name="P1">INT DIY::DISPLAY_PARTS()</text:p>
      <text:p text:style-name="P1">{</text:p>
      <text:p text:style-name="P1"><text:tab/>NODE * CONDUCTOR;</text:p>
      <text:p text:style-name="P1"><text:tab/>CONDUCTOR = NEW NODE;</text:p>
      <text:p text:style-name="P1"><text:tab/>CONDUCTOR = PART_HEAD;</text:p>
      <text:p text:style-name="P1"><text:tab/>DO</text:p>
      <text:p text:style-name="P1"><text:tab/>{</text:p>
      <text:p text:style-name="P1"><text:tab/><text:tab/>COUT &lt;&lt; "PART NUMBER: " &lt;&lt; CONDUCTOR-&gt;PART.PART_NUMBER &lt;&lt; ENDL;</text:p>
      <text:p text:style-name="P1"><text:tab/><text:tab/></text:p>
      <text:p text:style-name="P1"><text:tab/><text:tab/>COUT &lt;&lt; "QUANTITY: " &lt;&lt; CONDUCTOR-&gt;PART.QUANTITY &lt;&lt; ENDL;</text:p>
      <text:p text:style-name="P1"/>
      <text:p text:style-name="P1"><text:tab/><text:tab/>COUT &lt;&lt; "USED IN " &lt;&lt; CONDUCTOR-&gt;PART.NUMB_STEPS &lt;&lt; " STEPS." &lt;&lt; ENDL;</text:p>
      <text:p text:style-name="P1"/>
      <text:p text:style-name="P1"><text:tab/><text:tab/>COUT &lt;&lt; "STEPS USED IN: "; </text:p>
      <text:p text:style-name="P1"><text:tab/><text:tab/>FOR (INT I = 0; I &lt; CONDUCTOR-&gt;PART.NUMB_STEPS; I++)</text:p>
      <text:p text:style-name="P1"><text:tab/><text:tab/><text:tab/>COUT &lt;&lt; CONDUCTOR-&gt;PART.STEPS[I] &lt;&lt; ", ";</text:p>
      <text:p text:style-name="P1"><text:tab/><text:tab/>COUT &lt;&lt; ENDL &lt;&lt; ENDL;</text:p>
      <text:p text:style-name="P1"><text:tab/><text:tab/></text:p>
      <text:p text:style-name="P1"><text:tab/><text:tab/>COUT &lt;&lt; "DESCRIPTION: " &lt;&lt; CONDUCTOR-&gt;PART.DESCRIPTION &lt;&lt; ENDL &lt;&lt; ENDL;</text:p>
      <text:p text:style-name="P1"/>
      <text:p text:style-name="P1"><text:tab/>} WHILE (CONDUCTOR != PART_TAIL);</text:p>
      <text:p text:style-name="P1"><text:tab/></text:p>
      <text:p text:style-name="P1"><text:tab/>RETURN 1;</text:p>
      <text:p text:style-name="P1">}</text:p>
      <text:p text:style-name="P1"/>
      <text:p text:style-name="P1">INT DIY::DISPLAY_STEPS()</text:p>
      <text:p text:style-name="P1"><text:soft-page-break/>{</text:p>
      <text:p text:style-name="P1"><text:tab/>COUT &lt;&lt; "STEP NUMBER" &lt;&lt; "\T" &lt;&lt; "| NUMBER OF PARTS" &lt;&lt; "\T" &lt;&lt; "| PART NUMBERS" &lt;&lt; ENDL;</text:p>
      <text:p text:style-name="P1"><text:tab/>FOR (INT I = 0; I &lt; 91; I++)</text:p>
      <text:p text:style-name="P1"><text:tab/>{</text:p>
      <text:p text:style-name="P1"><text:tab/><text:tab/></text:p>
      <text:p text:style-name="P1"><text:tab/><text:tab/>COUT &lt;&lt; STEPS_LIST[I].STEP_NUMBER &lt;&lt; "\T";</text:p>
      <text:p text:style-name="P1"/>
      <text:p text:style-name="P1"><text:tab/><text:tab/>COUT &lt;&lt; "| " &lt;&lt; STEPS_LIST[I].PART_COUNT &lt;&lt; "\T";</text:p>
      <text:p text:style-name="P1"/>
      <text:p text:style-name="P1"><text:tab/><text:tab/>COUT &lt;&lt; "| ";</text:p>
      <text:p text:style-name="P1"><text:tab/><text:tab/>FOR (INT X = 0;X <text:s/>&gt; STEPS_LIST[I].PART_COUNT; X++)</text:p>
      <text:p text:style-name="P1"><text:tab/><text:tab/>{</text:p>
      <text:p text:style-name="P1"><text:tab/><text:tab/><text:tab/>COUT &lt;&lt; STEPS_LIST[I].PART_NUMBER[X] &lt;&lt; ", ";</text:p>
      <text:p text:style-name="P1"/>
      <text:p text:style-name="P1"><text:tab/><text:tab/>}</text:p>
      <text:p text:style-name="P1"><text:tab/><text:tab/>COUT &lt;&lt; ENDL;</text:p>
      <text:p text:style-name="P1"><text:tab/>}</text:p>
      <text:p text:style-name="P1"/>
      <text:p text:style-name="P1"><text:tab/>RETURN 1;</text:p>
      <text:p text:style-name="P1">}</text:p>
      <text:p text:style-name="P1"/>
      <text:p text:style-name="P1">INT MAIN()</text:p>
      <text:p text:style-name="P1">{</text:p>
      <text:p text:style-name="P1"><text:tab/>INT CONTROL = 0;</text:p>
      <text:p text:style-name="P1"><text:tab/>INT EXIT = 0;</text:p>
      <text:p text:style-name="P1"><text:tab/>DIY DIY;</text:p>
      <text:p text:style-name="P1"><text:tab/></text:p>
      <text:p text:style-name="P1"><text:tab/>WHILE(EXIT == 0)</text:p>
      <text:p text:style-name="P1"><text:tab/>{</text:p>
      <text:p text:style-name="P1"><text:tab/><text:tab/>COUT &lt;&lt; "PRESS 1 TO DISPLAY STEPS 2 TO DISPLAY PARTS. ";</text:p>
      <text:p text:style-name="P1"><text:tab/><text:tab/>CIN &gt;&gt; CONTROL;</text:p>
      <text:p text:style-name="P1"><text:tab/><text:tab/>CIN.IGNORE(100, '\N');</text:p>
      <text:p text:style-name="P1"/>
      <text:p text:style-name="P1"><text:tab/><text:tab/>SWITCH (CONTROL)</text:p>
      <text:p text:style-name="P1"><text:tab/><text:tab/>{</text:p>
      <text:p text:style-name="P1"/>
      <text:p text:style-name="P1"><text:tab/><text:tab/><text:tab/>CASE 1:</text:p>
      <text:p text:style-name="P1"><text:tab/><text:tab/><text:tab/><text:tab/>INT SUCCESS;</text:p>
      <text:p text:style-name="P1"><text:tab/><text:tab/><text:tab/><text:tab/>SUCCESS = DIY.Display_Steps();</text:p>
      <text:p text:style-name="P1"><text:tab/><text:tab/><text:tab/><text:tab/>if (success == 1)</text:p>
      <text:p text:style-name="P1"><text:tab/><text:tab/><text:tab/><text:tab/><text:tab/>exit = 0;</text:p>
      <text:p text:style-name="P1"><text:tab/><text:tab/><text:tab/><text:tab/>else</text:p>
      <text:p text:style-name="P1"><text:tab/><text:tab/><text:tab/><text:tab/><text:tab/>cout &lt;&lt; "Fail";</text:p>
      <text:p text:style-name="P1"><text:tab/><text:tab/><text:tab/>case 2:</text:p>
      <text:p text:style-name="P1"><text:tab/><text:tab/><text:tab/><text:tab/>if (diy.Display_Parts() == 1)</text:p>
      <text:p text:style-name="P1"><text:tab/><text:tab/><text:tab/><text:tab/><text:tab/>exit = 0;</text:p>
      <text:p text:style-name="P1"><text:tab/><text:tab/><text:tab/><text:tab/>else</text:p>
      <text:p text:style-name="P1"><text:tab/><text:tab/><text:tab/><text:tab/><text:tab/>cout &lt;&lt; "Fail";</text:p>
      <text:p text:style-name="P1"><text:soft-page-break/><text:tab/><text:tab/><text:tab/>default:</text:p>
      <text:p text:style-name="P1"><text:tab/><text:tab/><text:tab/><text:tab/>break;</text:p>
      <text:p text:style-name="P1"><text:tab/><text:tab/>}<text:tab/></text:p>
      <text:p text:style-name="P1"><text:tab/></text:p>
      <text:p text:style-name="P1"><text:tab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4:17:28.280664792</meta:creation-date>
    <dc:date>2015-04-22T14:29:17.388522979</dc:date>
    <meta:editing-duration>P0D</meta:editing-duration>
    <meta:editing-cycles>1</meta:editing-cycles>
    <meta:document-statistic meta:table-count="0" meta:image-count="0" meta:object-count="0" meta:page-count="6" meta:paragraph-count="209" meta:word-count="572" meta:character-count="4131" meta:non-whitespace-character-count="3261"/>
    <meta:generator>LibreOffice/4.2.7.2$Linux_X86_64 LibreOffice_project/420m0$Build-2</meta:generator>
  </office:meta>
</office:document-meta>
</file>